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5mm"/>
    </style:style>
    <style:style style:name="co3" style:family="table-column">
      <style:table-column-properties fo:break-before="auto" style:column-width="37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246.96mm" svg:height="113.68mm" svg:x="24.81mm" svg:y="78.62mm">
            <loext:p draw:notify-on-update-of-ranges="Tabelle1.A6:Tabelle1.A8 Tabelle1.B6:Tabelle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eighted valu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00" calcext:value-type="float">
            <text:p>200</text:p>
          </table:table-cell>
          <table:table-cell table:formula="of:=[.B6]*[.A6]"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table:formula="of:=7500*2" office:value-type="float" office:value="15000" calcext:value-type="float">
            <text:p>15000</text:p>
          </table:table-cell>
          <table:table-cell office:value-type="float" office:value="400" calcext:value-type="float">
            <text:p>400</text:p>
          </table:table-cell>
          <table:table-cell table:formula="of:=[.B7]*[.A7]" office:value-type="float" office:value="6000000" calcext:value-type="float">
            <text:p>6000000</text:p>
          </table:table-cell>
          <table:table-cell table:number-columns-repeated="2"/>
        </table:table-row>
        <table:table-row table:style-name="ro1">
          <table:table-cell table:formula="of:=7500*3" office:value-type="float" office:value="22500" calcext:value-type="float">
            <text:p>22500</text:p>
          </table:table-cell>
          <table:table-cell office:value-type="float" office:value="135" calcext:value-type="float">
            <text:p>135</text:p>
          </table:table-cell>
          <table:table-cell table:formula="of:=[.B8]*[.A8]" office:value-type="float" office:value="3037500" calcext:value-type="float">
            <text:p>30375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ne center position:</text:p>
          </table:table-cell>
        </table:table-row>
        <table:table-row table:style-name="ro1">
          <table:table-cell office:value-type="string" calcext:value-type="string">
            <text:p>sum:</text:p>
          </table:table-cell>
          <table:table-cell table:formula="of:=SUM([.B6:.B9])" office:value-type="float" office:value="735" calcext:value-type="float">
            <text:p>735</text:p>
          </table:table-cell>
          <table:table-cell table:formula="of:=SUM([.C6:.C8])" office:value-type="float" office:value="10537500" calcext:value-type="float">
            <text:p>10537500</text:p>
          </table:table-cell>
          <table:table-cell/>
          <table:table-cell table:formula="of:=[.C10]/[.B10]" office:value-type="float" office:value="14336.7346938776" calcext:value-type="float">
            <text:p>14336.73469387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nter aligned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-7500" calcext:value-type="float">
            <text:p>-75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E10]-2*7500" office:value-type="float" office:value="-663.265306122448" calcext:value-type="float">
            <text:p>-663.2653061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.00.0000</text:date>, <text:time style:data-style-name="N2" text:time-value="13:45:46.12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5:38:37.950000000</meta:creation-date>
    <dc:date>2017-01-28T13:47:19.134000000</dc:date>
    <meta:editing-duration>PT2H42M54S</meta:editing-duration>
    <meta:editing-cycles>2</meta:editing-cycles>
    <meta:generator>LibreOffice/5.0.5.2$Windows_x86 LibreOffice_project/55b006a02d247b5f7215fc6ea0fde844b30035b3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97cm" svg:height="11.369cm" xlink:href=".." xlink:type="simple" chart:class="chart:scatter" chart:style-name="ch1">
        <chart:legend chart:legend-position="end" svg:x="22.619cm" svg:y="5.385cm" style:legend-expansion="high" chart:style-name="ch2"/>
        <chart:plot-area chart:style-name="ch3" table:cell-range-address="Tabelle1.A6:Tabelle1.B8" svg:x="0.493cm" svg:y="0.227cm" svg:width="21.633cm" svg:height="10.915cm">
          <chartooo:coordinate-region svg:x="1.3cm" svg:y="0.426cm" svg:width="20.361cm" svg:height="10.0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6:Tabelle1.B8" chart:class="chart:scatter">
            <chart:domain table:cell-range-address="Tabelle1.A6:Tabelle1.A8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0">
                <text:p>7500</text:p>
                <draw:g>
                  <svg:desc>Tabelle1.A6:Tabelle1.A8</svg:desc>
                </draw:g>
              </table:table-cell>
              <table:table-cell office:value-type="float" office:value="200">
                <text:p>200</text:p>
                <draw:g>
                  <svg:desc>Tabelle1.B6:Tabelle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00">
                <text:p>22500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